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olableConnectionFactory.setDefaultAutoCommit( boolean defaultAutoCom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ableConnectionFactory.passivateObject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oolableConnectionFactory.PoolableConnectionFactory( ConnectionFactory connFactory , ObjectPool pool , KeyedObjectPoolFactory stmtPoolFactory , String validationQuery , boolean defaultReadOnly , boolean defaultAutoComm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olableConnectionFactory.PoolableConnectionFactory( ConnectionFactory connFactory , ObjectPool pool , KeyedObjectPoolFactory stmtPoolFactory , String validationQuery , Boolean defaultReadOnly , boolean defaultAutoCommit , int defaultTransactionIsolation , String defaultCatalog , Abandoned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olableConnectionFactory.setDefaultReadOnly( boolean default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ableConnectionFactory.setValidationQuery( String validation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ableConnectionFactory.validateObject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olableConnectionFactory.setDefaultCatalog( String defaultCat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ableConnectionFactory.validateConnection( Connection con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oolableConnectionFactory.PoolableConnectionFactory( ConnectionFactory connFactory , ObjectPool pool , KeyedObjectPoolFactory stmtPoolFactory , String validationQuery , boolean defaultReadOnly , boolean defaultAutoCommit , int defaultTransactionIsol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olableConnectionFactory.activateObject( Object obj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oolableConnectionFactory.setPool( ObjectPool poo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olableConnectionFactory.PoolableConnectionFactory( ConnectionFactory connFactory , ObjectPool pool , KeyedObjectPoolFactory stmtPoolFactory , String validationQuery , boolean defaultReadOnly , boolean defaultAutoCommit , int defaultTransactionIsolation , AbandonedConfig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olableConnectionFactory.setConnectionFactory( ConnectionFactory con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ableConnectionFactory.setDefaultTransactionIsolation( int defaultTransactionIsol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ableConnectionFactory.setStatementPoolFactory( KeyedObjectPoolFactory stmtPool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ableConnectionFactory.destroyObjec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olableConnectionFactory.makeObj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olableConnectionFactory.PoolableConnectionFactory( ConnectionFactory connFactory , ObjectPool pool , KeyedObjectPoolFactory stmtPoolFactory , String validationQuery , boolean defaultReadOnly , boolean defaultAutoCommit , int defaultTransactionIsolation , String defaultCatalog , AbandonedConfig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olableConnectionFactory.PoolableConnectionFactory( ConnectionFactory connFactory , ObjectPool pool , KeyedObjectPoolFactory stmtPoolFactory , String validationQuery , boolean defaultReadOnly , boolean defaultAutoCommit , AbandonedConfig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olableConnectionFactory.get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